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2:Feuille1_2.C12 Feuille1_2.I2:Feuille1_2.I12 Feuille1_2.M13:Feuille1_2.M13 Feuille1_2.L2:Feuille1_2.L12 Feuille1_2.G2:Feuille1_2.G12 Feuille1_2.E13:Feuille1_2.E13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2:.F2]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1" table:formula="of:=IF([.J2]=1;1;0)" office:value-type="boolean" office:boolean-value="false" calcext:value-type="boolean">
            <text:p>FAUX</text:p>
          </table:table-cell>
          <table:table-cell table:style-name="ce33" table:formula="of:=[.D2]*[.J2]" office:value-type="percentage" office:value="0.002" calcext:value-type="percentage">
            <text:p>0%</text:p>
          </table:table-cell>
          <table:table-cell table:style-name="ce34" table:formula="of:=SUM([.J$2:.J2])" office:value-type="percentage" office:value="0.2" calcext:value-type="percentage">
            <text:p>20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SUM ([.H$2:.H3])" office:value-type="float" office:value="11" calcext:value-type="float">
            <text:p>11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3]=1;1;0)" office:value-type="boolean" office:boolean-value="true" calcext:value-type="boolean">
            <text:p>VRAI</text:p>
          </table:table-cell>
          <table:table-cell table:style-name="ce33" table:formula="of:=[.D3]*[.J3]+[.L2]" office:value-type="percentage" office:value="0.202" calcext:value-type="percentage">
            <text:p>20%</text:p>
          </table:table-cell>
          <table:table-cell table:style-name="ce35" table:formula="of:=IF([.K3];[.D3]*[.J3];0)+[.M2]" office:value-type="percentage" office:value="0.4" calcext:value-type="percentage">
            <text:p>40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4]=1;1;0)" office:value-type="boolean" office:boolean-value="true" calcext:value-type="boolean">
            <text:p>VRAI</text:p>
          </table:table-cell>
          <table:table-cell table:style-name="ce33" table:formula="of:=[.D4]*[.J4]+[.L3]" office:value-type="percentage" office:value="0.312" calcext:value-type="percentage">
            <text:p>31%</text:p>
          </table:table-cell>
          <table:table-cell table:style-name="ce35" table:formula="of:=IF([.K4];[.D4]*[.J4];0)+[.M3]" office:value-type="percentage" office:value="0.51" calcext:value-type="percentage">
            <text:p>51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5]=1;1;0)" office:value-type="boolean" office:boolean-value="true" calcext:value-type="boolean">
            <text:p>VRAI</text:p>
          </table:table-cell>
          <table:table-cell table:style-name="ce33" table:formula="of:=[.D5]*[.J5]+[.L4]" office:value-type="percentage" office:value="0.612" calcext:value-type="percentage">
            <text:p>61%</text:p>
          </table:table-cell>
          <table:table-cell table:style-name="ce35" table:formula="of:=IF([.K5];[.D5]*[.J5];0)+[.M4]" office:value-type="percentage" office:value="0.81" calcext:value-type="percentage">
            <text:p>81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6]*[.J6]+[.L5]" office:value-type="percentage" office:value="0.632" calcext:value-type="percentage">
            <text:p>63%</text:p>
          </table:table-cell>
          <table:table-cell table:style-name="ce35" table:formula="of:=IF([.K6];[.D6]*[.J6];0)+[.M5]" office:value-type="percentage" office:value="0.83" calcext:value-type="percentage">
            <text:p>83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7]=1;1;0)" office:value-type="boolean" office:boolean-value="false" calcext:value-type="boolean">
            <text:p>FAUX</text:p>
          </table:table-cell>
          <table:table-cell table:style-name="ce33" table:formula="of:=[.D7]*[.J7]+[.L6]" office:value-type="percentage" office:value="0.632" calcext:value-type="percentage">
            <text:p>63%</text:p>
          </table:table-cell>
          <table:table-cell table:style-name="ce35" table:formula="of:=IF([.K7];[.D7]*[.J7];0)+[.M6]" office:value-type="percentage" office:value="0.83" calcext:value-type="percentage">
            <text:p>83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]=1;1;0)" office:value-type="boolean" office:boolean-value="false" calcext:value-type="boolean">
            <text:p>FAUX</text:p>
          </table:table-cell>
          <table:table-cell table:style-name="ce33" table:formula="of:=[.D8]*[.J8]+[.L7]" office:value-type="percentage" office:value="0.632" calcext:value-type="percentage">
            <text:p>63%</text:p>
          </table:table-cell>
          <table:table-cell table:style-name="ce35" table:formula="of:=IF([.K8];[.D8]*[.J8];0)+[.M7]" office:value-type="percentage" office:value="0.83" calcext:value-type="percentage">
            <text:p>83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9]*[.J9]+[.L8]" office:value-type="percentage" office:value="0.682" calcext:value-type="percentage">
            <text:p>68%</text:p>
          </table:table-cell>
          <table:table-cell table:style-name="ce35" table:formula="of:=IF([.K9];[.D9]*[.J9];0)+[.M8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5" calcext:value-type="float">
            <text:p>2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0]=1;1;0)" office:value-type="boolean" office:boolean-value="false" calcext:value-type="boolean">
            <text:p>FAUX</text:p>
          </table:table-cell>
          <table:table-cell table:style-name="ce33" table:formula="of:=[.D10]*[.J10]+[.L9]" office:value-type="percentage" office:value="0.682" calcext:value-type="percentage">
            <text:p>68%</text:p>
          </table:table-cell>
          <table:table-cell table:style-name="ce35" table:formula="of:=IF([.K10];[.D10]*[.J10];0)+[.M9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5" calcext:value-type="float">
            <text:p>2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1]=1;1;0)" office:value-type="boolean" office:boolean-value="false" calcext:value-type="boolean">
            <text:p>FAUX</text:p>
          </table:table-cell>
          <table:table-cell table:style-name="ce33" table:formula="of:=[.D11]*[.J11]+[.L10]" office:value-type="percentage" office:value="0.682" calcext:value-type="percentage">
            <text:p>68%</text:p>
          </table:table-cell>
          <table:table-cell table:style-name="ce35" table:formula="of:=IF([.K11];[.D11]*[.J11];0)+[.M10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12]=1;1;0)" office:value-type="boolean" office:boolean-value="false" calcext:value-type="boolean">
            <text:p>FAUX</text:p>
          </table:table-cell>
          <table:table-cell table:style-name="ce33" table:formula="of:=[.D12]*[.J12]+[.L11]" office:value-type="percentage" office:value="0.682" calcext:value-type="percentage">
            <text:p>68%</text:p>
          </table:table-cell>
          <table:table-cell table:style-name="ce35" table:formula="of:=IF([.K12];[.D12]*[.J12];0)+[.M11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5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5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5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5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6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5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5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1:Feuille1_2.G13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0000-00-00T15:04:25.9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1-29T15:05:13.211000000</dc:date>
    <meta:editing-duration>PT3H34M40S</meta:editing-duration>
    <meta:editing-cycles>36</meta:editing-cycles>
    <meta:generator>LibreOffice/4.1.5.3$Windows_x86 LibreOffice_project/1c1366bba2ba2b554cd2ca4d87c06da81c05d24</meta:generator>
    <meta:document-statistic meta:table-count="2" meta:cell-count="28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384cm">
          <chartooo:coordinate-region svg:x="4.254cm" svg:y="2.356cm" svg:width="22.032cm" svg:height="14.684cm"/>
          <chart:axis chart:dimension="x" chart:name="primary-x" chart:style-name="ch5" chartooo:axis-type="auto">
            <chart:title svg:x="12.971cm" svg:y="18.122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3cm" svg:y="11.309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color="#ff0000" draw:textarea-horizontal-align="center" draw:textarea-vertical-align="middle"/>
    </style:style>
    <style:style style:name="gr4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4.577cm" svg:y="0.573cm" chart:style-name="ch2">
          <text:p>Avancement</text:p>
        </chart:title>
        <chart:legend chart:legend-position="end" svg:x="29.195cm" svg:y="10.365cm" style:legend-expansion="high" chart:style-name="ch3"/>
        <chart:plot-area chart:style-name="ch4" table:cell-range-address="Feuille1_2.C2:Feuille1_2.C12 Feuille1_2.I2:Feuille1_2.I12 Feuille1_2.M13:Feuille1_2.M13 Feuille1_2.L2:Feuille1_2.L12 Feuille1_2.E2:Feuille1_2.E13" chart:data-source-has-labels="both" svg:x="1.706cm" svg:y="2.707cm" svg:width="26.257cm" svg:height="17.577cm">
          <chartooo:coordinate-region svg:x="2.83cm" svg:y="2.92cm" svg:width="24.946cm" svg:height="16.691cm"/>
          <chart:axis chart:dimension="x" chart:name="primary-x" chart:style-name="ch5" chartooo:axis-type="auto">
            <chart:title svg:x="14.115cm" svg:y="20.722cm" chart:style-name="ch6">
              <text:p>Semaine</text:p>
            </chart:title>
            <chart:categories table:cell-range-address="Feuille1_2.C2:Feuille1_2.C12"/>
          </chart:axis>
          <chart:axis chart:dimension="y" chart:name="primary-y" chart:style-name="ch7">
            <chart:title svg:x="0.486cm" svg:y="12.478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2:Feuille1_2.L12" chart:label-cell-address="Feuille1_2.M13:Feuille1_2.M13" chart:class="chart:scatter">
            <chart:domain table:cell-range-address="Feuille1_2.I2:Feuille1_2.I12"/>
            <chart:data-point chart:repeated="11"/>
          </chart:series>
          <chart:series chart:style-name="ch11" chart:values-cell-range-address="Feuille1_2.E2:Feuille1_2.E12" chart:label-cell-address="Feuille1_2.E13:Feuille1_2.E13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436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4.18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1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1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1.664cm" svg:y2="6.688cm">
          <text:p/>
        </draw:line>
        <draw:rect draw:style-name="gr1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1.414cm" svg:y2="5.557cm">
          <text:p/>
        </draw:line>
        <draw:rect draw:style-name="gr1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4.034cm" svg:y2="5.005cm">
          <text:p/>
        </draw:line>
        <draw:line draw:style-name="gr3" draw:text-style-name="P1" svg:x1="18.438cm" svg:y1="10.116cm" svg:x2="19.859cm" svg:y2="11.254cm">
          <text:p/>
        </draw:line>
        <draw:custom-shape draw:style-name="gr4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1.298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4.383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8.126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20.648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23.152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13:Feuille1_2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13:Feuille1_2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_2.C2:Feuille1_2.C12</svg:desc>
                </draw:g>
              </table:table-cell>
              <table:table-cell office:value-type="float" office:value="1">
                <text:p>1</text:p>
                <draw:g>
                  <svg:desc>Feuille1_2.I2:Feuille1_2.I12</svg:desc>
                </draw:g>
              </table:table-cell>
              <table:table-cell office:value-type="float" office:value="0.002">
                <text:p>0.002</text:p>
                <draw:g>
                  <svg:desc>Feuille1_2.L2:Feuille1_2.L12</svg:desc>
                </draw:g>
              </table:table-cell>
              <table:table-cell office:value-type="float" office:value="1">
                <text:p>1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.202">
                <text:p>0.20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.312">
                <text:p>0.312</text:p>
              </table:table-cell>
              <table:table-cell office:value-type="float" office:value="14">
                <text:p>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.612">
                <text:p>0.612</text:p>
              </table:table-cell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632">
                <text:p>0.632</text:p>
              </table:table-cell>
              <table:table-cell office:value-type="float" office:value="18">
                <text:p>1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632">
                <text:p>0.632</text:p>
              </table:table-cell>
              <table:table-cell office:value-type="float" office:value="20">
                <text:p>2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632">
                <text:p>0.632</text:p>
              </table:table-cell>
              <table:table-cell office:value-type="float" office:value="24">
                <text:p>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26">
                <text:p>2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30">
                <text:p>3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34">
                <text:p>34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